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key features of an effective FAQ page include:<text:line-break/><text:line-break/>1. **A list of common questions organized into relevant categories** to help users quickly find the information they need[1][2][3]. Categories might include "Product Information," "Shipping and Delivery," "Payment and Pricing," etc.<text:line-break/><text:line-break/>2. **Clear, concise, and easy-to-understand answers** written in simple language without jargon[1][2][3]. Answers should directly address the question asked.<text:line-break/><text:line-break/>3. **A clean, uncluttered design** that is easy to navigate, with plenty of white space and consistent formatting[2][3]. The page should have a basic, simple format that is easy to read.<text:line-break/><text:line-break/>4. **A search bar** to allow users to quickly find answers to specific questions[3]. This saves time for users who already have a particular query in mind.<text:line-break/><text:line-break/>5. **Contact information** for users who can't find the answers they need and must reach out directly, such as email, phone number, and customer support hours[2][3].<text:line-break/><text:line-break/>6. **Relevant images, videos or links** to supplement explanations where appropriate, like step-by-step assembly instructions[2][3].<text:line-break/><text:line-break/>7. **A form to submit new questions** if users don't see their query addressed[3].<text:line-break/><text:line-break/>8. **Regular updates** to ensure the FAQ page remains accurate and relevant as the business evolves[1][2]. Remove outdated questions and add new common queries over time.<text:line-break/><text:line-break/>The goal is to create a comprehensive, user-friendly knowledge base that provides quick answers to the most frequently asked questions, reducing the need for direct customer support and improving overall user experience[1][2][4].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16:12:35.662000000</meta:creation-date>
    <dc:date>2024-06-08T16:13:59.934000000</dc:date>
    <meta:editing-duration>PT1M24S</meta:editing-duration>
    <meta:editing-cycles>1</meta:editing-cycles>
    <meta:document-statistic meta:table-count="0" meta:image-count="0" meta:object-count="0" meta:page-count="1" meta:paragraph-count="1" meta:word-count="230" meta:character-count="1577" meta:non-whitespace-character-count="1338"/>
    <meta:generator>LibreOffice/24.2.2.2$Windows_X86_64 LibreOffice_project/d56cc158d8a96260b836f100ef4b4ef25d6f1a01</meta:generator>
  </office:meta>
</office:document-meta>
</file>